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07f" officeooo:paragraph-rsid="001100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8T11:28:13.184639506</meta:creation-date>
    <dc:date>2022-07-28T11:28:28.560582987</dc:date>
    <meta:editing-duration>PT16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6.4.7.2$Linux_X86_64 LibreOffice_project/40$Build-2</meta:generator>
  </office:meta>
</office:document-meta>
</file>